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3cm" draw:marker-end-width="0.3cm" draw:fill="solid" draw:fill-color="#ffffff" draw:textarea-horizontal-align="justify" draw:textarea-vertical-align="middle" draw:auto-grow-height="false" fo:min-height="0.72cm" fo:min-width="0.72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3cm" draw:marker-end-width="0.3cm" draw:fill="solid" draw:fill-color="#ffffff" draw:textarea-horizontal-align="justify" draw:textarea-vertical-align="middle" draw:auto-grow-height="false" fo:min-height="0.72cm" fo:min-width="0cm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5cm" svg:stroke-color="#000000" draw:marker-start="Circle" draw:marker-start-width="0.25cm" draw:marker-start-center="true" draw:marker-end="Arrow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="" draw:marker-start-width="0.25cm" draw:marker-start-center="true" draw:marker-end="Arrow" draw:marker-end-width="0.3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19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draw:layer="layout" svg:width="1.25cm" svg:height="1cm" svg:x="5cm" svg:y="9.5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6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6.5cm" svg:y1="10cm" svg:x2="7.5cm" svg:y2="10cm">
            <text:p/>
          </draw:line>
          <draw:custom-shape draw:style-name="gr1" draw:text-style-name="P2" draw:layer="layout" svg:width="1.25cm" svg:height="1cm" svg:x="7.5cm" svg:y="9.5cm">
            <text:p text:style-name="P1">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8.7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9cm" svg:y1="10cm" svg:x2="10cm" svg:y2="10cm">
            <text:p/>
          </draw:line>
          <draw:custom-shape draw:style-name="gr1" draw:text-style-name="P2" draw:layer="layout" svg:width="1.25cm" svg:height="1cm" svg:x="10cm" svg:y="9.5cm">
            <text:p text:style-name="P1">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1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1.5cm" svg:y1="10cm" svg:x2="12.5cm" svg:y2="10cm">
            <text:p/>
          </draw:line>
          <draw:custom-shape draw:style-name="gr1" draw:text-style-name="P2" draw:layer="layout" svg:width="1.25cm" svg:height="1cm" svg:x="12.5cm" svg:y="9.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3.7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4cm" svg:y1="10cm" svg:x2="15cm" svg:y2="10cm">
            <text:p/>
          </draw:line>
          <draw:custom-shape draw:style-name="gr1" draw:text-style-name="P2" draw:layer="layout" svg:width="1.25cm" svg:height="1cm" svg:x="15cm" svg:y="9.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6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6.5cm" svg:y1="10cm" svg:x2="17.5cm" svg:y2="10cm">
            <text:p/>
          </draw:line>
          <draw:line draw:style-name="gr4" draw:text-style-name="P3" draw:layer="layout" svg:x1="4.5cm" svg:y1="8.75cm" svg:x2="5.75cm" svg:y2="9.5cm">
            <text:p/>
          </draw:line>
          <draw:line draw:style-name="gr4" draw:text-style-name="P3" draw:layer="layout" svg:x1="14.5cm" svg:y1="8.75cm" svg:x2="15.75cm" svg:y2="9.5cm">
            <text:p/>
          </draw:line>
          <draw:frame draw:style-name="gr5" draw:text-style-name="P4" draw:layer="layout" svg:width="2.788cm" svg:height="0.962cm" svg:x="4.212cm" svg:y="8cm">
            <draw:text-box>
              <text:p><text:span text:style-name="T1">primeiro</text:span></text:p>
            </draw:text-box>
          </draw:frame>
          <draw:frame draw:style-name="gr6" draw:text-style-name="P4" draw:layer="layout" svg:width="1.823cm" svg:height="0.806cm" svg:x="14.181cm" svg:y="7.948cm">
            <draw:text-box>
              <text:p><text:span text:style-name="T1">último</text:span></text:p>
            </draw:text-box>
          </draw:frame>
          <draw:frame draw:style-name="gr7" draw:text-style-name="P5" draw:layer="layout" svg:width="1.093cm" svg:height="0.963cm" svg:x="17.407cm" svg:y="9.5cm">
            <draw:text-box>
              <text:p><text:span text:style-name="T2">∅</text:span></text:p>
            </draw:text-box>
          </draw:frame>
        </draw:g>
        <draw:g>
          <draw:custom-shape draw:style-name="gr1" draw:text-style-name="P2" draw:layer="layout" svg:width="1.25cm" svg:height="1cm" svg:x="3cm" svg:y="13.75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4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6cm" svg:y="13.75cm">
            <text:p text:style-name="P1">7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7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7.5cm" svg:y1="14cm" svg:x2="8.5cm" svg:y2="14cm">
            <text:p/>
          </draw:line>
          <draw:custom-shape draw:style-name="gr1" draw:text-style-name="P2" draw:layer="layout" svg:width="1.25cm" svg:height="1cm" svg:x="9cm" svg:y="13.75cm">
            <text:p text:style-name="P1">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0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0.5cm" svg:y1="14cm" svg:x2="11.5cm" svg:y2="14cm">
            <text:p/>
          </draw:line>
          <draw:custom-shape draw:style-name="gr1" draw:text-style-name="P2" draw:layer="layout" svg:width="1.25cm" svg:height="1cm" svg:x="12cm" svg:y="13.7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3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3.5cm" svg:y1="14cm" svg:x2="14.5cm" svg:y2="14cm">
            <text:p/>
          </draw:line>
          <draw:custom-shape draw:style-name="gr1" draw:text-style-name="P2" draw:layer="layout" svg:width="1.25cm" svg:height="1cm" svg:x="15cm" svg:y="13.7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6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6.5cm" svg:y1="14cm" svg:x2="17.5cm" svg:y2="14cm">
            <text:p/>
          </draw:line>
          <draw:line draw:style-name="gr4" draw:text-style-name="P3" draw:layer="layout" svg:x1="2.5cm" svg:y1="13cm" svg:x2="3.75cm" svg:y2="13.75cm">
            <text:p/>
          </draw:line>
          <draw:line draw:style-name="gr4" draw:text-style-name="P3" draw:layer="layout" svg:x1="14.5cm" svg:y1="13cm" svg:x2="15.75cm" svg:y2="13.75cm">
            <text:p/>
          </draw:line>
          <draw:frame draw:style-name="gr5" draw:text-style-name="P4" draw:layer="layout" svg:width="2.788cm" svg:height="0.962cm" svg:x="2.212cm" svg:y="12.25cm">
            <draw:text-box>
              <text:p><text:span text:style-name="T1">primeiro</text:span></text:p>
            </draw:text-box>
          </draw:frame>
          <draw:frame draw:style-name="gr6" draw:text-style-name="P4" draw:layer="layout" svg:width="1.823cm" svg:height="0.806cm" svg:x="14.181cm" svg:y="12.198cm">
            <draw:text-box>
              <text:p><text:span text:style-name="T1">último</text:span></text:p>
            </draw:text-box>
          </draw:frame>
          <draw:frame draw:style-name="gr7" draw:text-style-name="P5" draw:layer="layout" svg:width="1.093cm" svg:height="0.963cm" svg:x="0.85cm" svg:y="14cm">
            <draw:text-box>
              <text:p><text:span text:style-name="T2">∅</text:span></text:p>
            </draw:text-box>
          </draw:frame>
          <draw:custom-shape draw:style-name="gr2" draw:text-style-name="P2" draw:layer="layout" svg:width="0.5cm" svg:height="1cm" svg:x="14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1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8.513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5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2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4.75cm" svg:y1="14.5cm" svg:x2="13.75cm" svg:y2="14.5cm">
            <text:p/>
          </draw:line>
          <draw:line draw:style-name="gr3" draw:text-style-name="P3" draw:layer="layout" svg:x1="11.75cm" svg:y1="14.5cm" svg:x2="10.75cm" svg:y2="14.5cm">
            <text:p/>
          </draw:line>
          <draw:line draw:style-name="gr3" draw:text-style-name="P3" draw:layer="layout" svg:x1="8.763cm" svg:y1="14.5cm" svg:x2="7.763cm" svg:y2="14.5cm">
            <text:p/>
          </draw:line>
          <draw:line draw:style-name="gr3" draw:text-style-name="P3" draw:layer="layout" svg:x1="5.75cm" svg:y1="14.5cm" svg:x2="4.75cm" svg:y2="14.5cm">
            <text:p/>
          </draw:line>
          <draw:line draw:style-name="gr3" draw:text-style-name="P3" draw:layer="layout" svg:x1="2.75cm" svg:y1="14.5cm" svg:x2="1.75cm" svg:y2="14.5cm">
            <text:p/>
          </draw:line>
          <draw:line draw:style-name="gr3" draw:text-style-name="P3" draw:layer="layout" svg:x1="4.5cm" svg:y1="14cm" svg:x2="5.5cm" svg:y2="14cm">
            <text:p/>
          </draw:line>
          <draw:frame draw:style-name="gr7" draw:text-style-name="P5" draw:layer="layout" svg:width="1.093cm" svg:height="0.963cm" svg:x="17.401cm" svg:y="13.501cm">
            <draw:text-box>
              <text:p><text:span text:style-name="T2">∅</text:span></text:p>
            </draw:text-box>
          </draw:frame>
        </draw:g>
      </draw:page>
      <draw:page draw:name="page2" draw:style-name="dp1" draw:master-page-name="Padrão">
        <draw:g>
          <draw:custom-shape draw:style-name="gr1" draw:text-style-name="P2" draw:layer="layout" svg:width="1.25cm" svg:height="1cm" svg:x="5cm" svg:y="9.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6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6.5cm" svg:y1="10cm" svg:x2="7.5cm" svg:y2="10cm">
            <text:p/>
          </draw:line>
          <draw:custom-shape draw:style-name="gr1" draw:text-style-name="P2" draw:layer="layout" svg:width="1.25cm" svg:height="1cm" svg:x="7.5cm" svg:y="9.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8.7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9cm" svg:y1="10cm" svg:x2="10cm" svg:y2="10cm">
            <text:p/>
          </draw:line>
          <draw:custom-shape draw:style-name="gr1" draw:text-style-name="P2" draw:layer="layout" svg:width="1.25cm" svg:height="1cm" svg:x="10cm" svg:y="9.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1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1.5cm" svg:y1="10cm" svg:x2="12.5cm" svg:y2="10cm">
            <text:p/>
          </draw:line>
          <draw:custom-shape draw:style-name="gr1" draw:text-style-name="P2" draw:layer="layout" svg:width="1.25cm" svg:height="1cm" svg:x="12.5cm" svg:y="9.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3.7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4cm" svg:y1="10cm" svg:x2="15cm" svg:y2="10cm">
            <text:p/>
          </draw:line>
          <draw:line draw:style-name="gr4" draw:text-style-name="P3" draw:layer="layout" svg:x1="4.5cm" svg:y1="8.75cm" svg:x2="5.75cm" svg:y2="9.5cm">
            <text:p/>
          </draw:line>
          <draw:frame draw:style-name="gr5" draw:text-style-name="P4" draw:layer="layout" svg:width="2.788cm" svg:height="0.962cm" svg:x="4.212cm" svg:y="8cm">
            <draw:text-box>
              <text:p><text:span text:style-name="T1">t</text:span><text:span text:style-name="T1">o</text:span><text:span text:style-name="T1">p</text:span><text:span text:style-name="T1">o</text:span></text:p>
            </draw:text-box>
          </draw:frame>
          <draw:frame draw:style-name="gr7" draw:text-style-name="P5" draw:layer="layout" svg:width="1.093cm" svg:height="0.963cm" svg:x="14.907cm" svg:y="9.5cm">
            <draw:text-box>
              <text:p><text:span text:style-name="T2">∅</text:span></text:p>
            </draw:text-box>
          </draw:frame>
        </draw:g>
        <draw:g>
          <draw:custom-shape draw:style-name="gr1" draw:text-style-name="P2" draw:layer="layout" svg:width="1.25cm" svg:height="1cm" svg:x="3cm" svg:y="13.7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4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6cm" svg:y="13.7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7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7.5cm" svg:y1="14cm" svg:x2="8.5cm" svg:y2="14cm">
            <text:p/>
          </draw:line>
          <draw:custom-shape draw:style-name="gr1" draw:text-style-name="P2" draw:layer="layout" svg:width="1.25cm" svg:height="1cm" svg:x="9cm" svg:y="13.7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0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0.5cm" svg:y1="14cm" svg:x2="11.5cm" svg:y2="14cm">
            <text:p/>
          </draw:line>
          <draw:custom-shape draw:style-name="gr1" draw:text-style-name="P2" draw:layer="layout" svg:width="1.25cm" svg:height="1cm" svg:x="12cm" svg:y="13.7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13.2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3.5cm" svg:y1="14cm" svg:x2="14.5cm" svg:y2="14cm">
            <text:p/>
          </draw:line>
          <draw:line draw:style-name="gr4" draw:text-style-name="P3" draw:layer="layout" svg:x1="2.5cm" svg:y1="13cm" svg:x2="3.75cm" svg:y2="13.75cm">
            <text:p/>
          </draw:line>
          <draw:frame draw:style-name="gr5" draw:text-style-name="P4" draw:layer="layout" svg:width="2.788cm" svg:height="0.962cm" svg:x="2.212cm" svg:y="12.25cm">
            <draw:text-box>
              <text:p><text:span text:style-name="T1">topo</text:span></text:p>
            </draw:text-box>
          </draw:frame>
          <draw:frame draw:style-name="gr7" draw:text-style-name="P5" draw:layer="layout" svg:width="1.093cm" svg:height="0.963cm" svg:x="0.85cm" svg:y="14cm">
            <draw:text-box>
              <text:p><text:span text:style-name="T2">∅</text:span></text:p>
            </draw:text-box>
          </draw:frame>
          <draw:custom-shape draw:style-name="gr2" draw:text-style-name="P2" draw:layer="layout" svg:width="0.5cm" svg:height="1cm" svg:x="11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8.513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5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5cm" svg:height="1cm" svg:x="2.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11.75cm" svg:y1="14.5cm" svg:x2="10.75cm" svg:y2="14.5cm">
            <text:p/>
          </draw:line>
          <draw:line draw:style-name="gr3" draw:text-style-name="P3" draw:layer="layout" svg:x1="8.763cm" svg:y1="14.5cm" svg:x2="7.763cm" svg:y2="14.5cm">
            <text:p/>
          </draw:line>
          <draw:line draw:style-name="gr3" draw:text-style-name="P3" draw:layer="layout" svg:x1="5.75cm" svg:y1="14.5cm" svg:x2="4.75cm" svg:y2="14.5cm">
            <text:p/>
          </draw:line>
          <draw:line draw:style-name="gr3" draw:text-style-name="P3" draw:layer="layout" svg:x1="2.75cm" svg:y1="14.5cm" svg:x2="1.75cm" svg:y2="14.5cm">
            <text:p/>
          </draw:line>
          <draw:line draw:style-name="gr3" draw:text-style-name="P3" draw:layer="layout" svg:x1="4.5cm" svg:y1="14cm" svg:x2="5.5cm" svg:y2="14cm">
            <text:p/>
          </draw:line>
          <draw:frame draw:style-name="gr7" draw:text-style-name="P5" draw:layer="layout" svg:width="1.093cm" svg:height="0.963cm" svg:x="14.401cm" svg:y="13.501cm">
            <draw:text-box>
              <text:p><text:span text:style-name="T2">∅</text:span></text:p>
            </draw:text-box>
          </draw:frame>
        </draw:g>
        <draw:g>
          <draw:custom-shape draw:style-name="gr1" draw:text-style-name="P2" draw:layer="layout" svg:width="1.25cm" svg:height="1cm" svg:x="4.75cm" svg:y="5.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6cm" svg:y="5.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7.25cm" svg:y="5.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8.5cm" svg:y="5.5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2.788cm" svg:height="0.962cm" svg:x="4.75cm" svg:y="6.5cm">
            <draw:text-box>
              <text:p><text:span text:style-name="T1">topo = 3</text:span></text:p>
            </draw:text-box>
          </draw:frame>
          <draw:custom-shape draw:style-name="gr1" draw:text-style-name="P2" draw:layer="layout" svg:width="1.25cm" svg:height="1cm" svg:x="9.75cm" svg:y="5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11cm" svg:y="5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12.25cm" svg:y="5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13.5cm" svg:y="5.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14.75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1.25cm" svg:height="1cm" svg:x="16cm" svg:y="5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7" draw:layer="layout" svg:width="1.25cm" svg:height="0.75cm" svg:x="4.75cm" svg:y="4.75cm">
            <draw:text-box>
              <text:p text:style-name="P6"><text:span text:style-name="T3">0</text:span></text:p>
            </draw:text-box>
          </draw:frame>
          <draw:frame draw:style-name="gr8" draw:text-style-name="P7" draw:layer="layout" svg:width="1.25cm" svg:height="0.75cm" svg:x="6cm" svg:y="4.75cm">
            <draw:text-box>
              <text:p text:style-name="P6"><text:span text:style-name="T3">1</text:span></text:p>
            </draw:text-box>
          </draw:frame>
          <draw:frame draw:style-name="gr8" draw:text-style-name="P7" draw:layer="layout" svg:width="1.25cm" svg:height="0.75cm" svg:x="7.25cm" svg:y="4.75cm">
            <draw:text-box>
              <text:p text:style-name="P6"><text:span text:style-name="T3">2</text:span></text:p>
            </draw:text-box>
          </draw:frame>
          <draw:frame draw:style-name="gr8" draw:text-style-name="P7" draw:layer="layout" svg:width="1.25cm" svg:height="0.75cm" svg:x="8.5cm" svg:y="4.75cm">
            <draw:text-box>
              <text:p text:style-name="P6"><text:span text:style-name="T3">3</text:span></text:p>
            </draw:text-box>
          </draw:frame>
          <draw:frame draw:style-name="gr8" draw:text-style-name="P7" draw:layer="layout" svg:width="1.25cm" svg:height="0.75cm" svg:x="9.75cm" svg:y="4.75cm">
            <draw:text-box>
              <text:p text:style-name="P6"><text:span text:style-name="T3">4</text:span></text:p>
            </draw:text-box>
          </draw:frame>
          <draw:frame draw:style-name="gr8" draw:text-style-name="P7" draw:layer="layout" svg:width="1.25cm" svg:height="0.75cm" svg:x="11cm" svg:y="4.75cm">
            <draw:text-box>
              <text:p text:style-name="P6"><text:span text:style-name="T3">5</text:span></text:p>
            </draw:text-box>
          </draw:frame>
          <draw:frame draw:style-name="gr8" draw:text-style-name="P7" draw:layer="layout" svg:width="1.25cm" svg:height="0.75cm" svg:x="12.25cm" svg:y="4.75cm">
            <draw:text-box>
              <text:p text:style-name="P6"><text:span text:style-name="T3">6</text:span></text:p>
            </draw:text-box>
          </draw:frame>
          <draw:frame draw:style-name="gr8" draw:text-style-name="P7" draw:layer="layout" svg:width="1.25cm" svg:height="0.75cm" svg:x="13.5cm" svg:y="4.75cm">
            <draw:text-box>
              <text:p text:style-name="P6"><text:span text:style-name="T3">7</text:span></text:p>
            </draw:text-box>
          </draw:frame>
          <draw:frame draw:style-name="gr8" draw:text-style-name="P7" draw:layer="layout" svg:width="1.25cm" svg:height="0.75cm" svg:x="14.75cm" svg:y="4.75cm">
            <draw:text-box>
              <text:p text:style-name="P6"><text:span text:style-name="T3">8</text:span></text:p>
            </draw:text-box>
          </draw:frame>
          <draw:frame draw:style-name="gr8" draw:text-style-name="P7" draw:layer="layout" svg:width="1.25cm" svg:height="0.75cm" svg:x="16cm" svg:y="4.75cm">
            <draw:text-box>
              <text:p text:style-name="P6"><text:span text:style-name="T3">9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28T16:44:52.275662890</meta:creation-date>
    <dc:date>2023-08-28T17:59:05.866234756</dc:date>
    <meta:editing-duration>PT15S</meta:editing-duration>
    <meta:editing-cycles>2</meta:editing-cycles>
    <meta:generator>LibreOffice/6.1.5.2$Linux_X86_64 LibreOffice_project/10$Build-2</meta:generator>
    <meta:document-statistic meta:object-count="116"/>
  </office:meta>
</office:document-meta>
</file>